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30000031AAC169499.png" manifest:media-type="image/png"/>
  <manifest:file-entry manifest:full-path="Pictures/10000201000004220000031AC39AB1D3.png" manifest:media-type="image/png"/>
  <manifest:file-entry manifest:full-path="Pictures/10000201000004230000031AF739A38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OpenSymbol2" svg:font-family="OpenSymbol, 'Arial Unicode MS'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roid Sans1" svg:font-family="'Droid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879cm"/>
    </style:style>
    <style:style style:name="pr1" style:family="presentation" style:parent-style-name="Standard-title">
      <style:graphic-properties draw:stroke="none" draw:fill="none" fo:min-height="8.20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3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/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112e27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acebook Academy 2015 - Team OpenChrom / Machine learning</presentation:footer-decl>
      <presentation:date-time-decl presentation:name="dtd1" presentation:source="fixed">2015/10/11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220000031AC39AB1D3.png" xlink:type="simple" xlink:show="embed" xlink:actuate="onLoad">
            <text:p/>
          </draw:image>
        </draw:frame>
        <draw:frame presentation:style-name="pr1" draw:text-style-name="P3" draw:layer="layout" svg:width="26cm" svg:height="8.207cm" svg:x="1cm" svg:y="7.431cm">
          <draw:text-box>
            <text:p text:style-name="P2">FACEBOOK</text:p>
            <text:p text:style-name="P2">ACADEMY 2016</text:p>
            <text:p text:style-name="P2"><text:span text:style-name="T1">Team OpenChrom / Machine lear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6" draw:layer="layout" svg:width="24.599cm" svg:height="2.368cm" svg:x="1.9cm" svg:y="2.616cm" presentation:class="title" presentation:user-transformed="true">
          <draw:text-box>
            <text:p text:style-name="P5"><text:span text:style-name="T2">Work packages</text:span></text:p>
          </draw:text-box>
        </draw:frame>
        <draw:frame draw:style-name="gr3" draw:text-style-name="P8" draw:layer="layout" svg:width="23cm" svg:height="11.129cm" svg:x="3cm" svg:y="6.871cm">
          <draw:text-box>
            <text:p text:style-name="P7"><text:span text:style-name="T3">Import raw data</text:span></text:p>
            <text:p text:style-name="P7"><text:span text:style-name="T3">Detect peaks</text:span></text:p>
            <text:p text:style-name="P7"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230000031AAC1694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OpenSymbol2" svg:font-family="OpenSymbol, 'Arial Unicode MS'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roid Sans1" svg:font-family="'Droid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fzählungszeichen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Verzeichnis" style:family="graphic">
      <style:paragraph-properties style:text-autospace="none"/>
      <style:text-properties style:font-name-asian="Lohit Hindi2" style:font-family-asian="'Lohit Hind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Überschrift_20_1" style:display-name="Überschrift 1" style:family="graphic">
      <style:paragraph-properties fo:margin-top="0.746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de" fo:country="DE" fo:font-weight="bold" style:font-name-asian="Lohit Hindi1" style:font-family-asian="'Lohit Hindi'" style:font-pitch-asian="variable" style:font-size-asian="24pt" style:language-asian="ar" style:country-asian="SA" style:font-weight-asian="bold" style:font-name-complex="Droid Sans1" style:font-family-complex="'Droid Sans'" style:font-family-generic-complex="swiss" style:font-pitch-complex="variable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S_5f_Kastentext_5f_Kursiv" style:display-name="SuS_Kastentext_Kursiv" style:family="graphic">
      <style:paragraph-properties style:text-autospace="none"/>
      <style:text-properties fo:language="de" fo:country="DE" fo:font-style="italic" style:font-style-asian="italic" style:font-style-complex="italic"/>
    </style:style>
    <style:style style:name="Absatz-Standardschriftart" style:family="graphic">
      <style:paragraph-properties style:text-autospace="none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Fußzeil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Kopfzeil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ellen_20_Inhalt" style:display-name="Tabellen 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Bibliografie" style:display-name="SuS_Bibliografie" style:family="graphic">
      <style:paragraph-properties fo:margin-left="0cm" fo:margin-right="0cm" fo:margin-top="0cm" fo:margin-bottom="0cm" fo:line-height="0.56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Mengentext" style:display-name="SuS_Mengentext" style:family="graphic">
      <style:paragraph-properties fo:margin-left="0cm" fo:margin-right="0cm" fo:margin-top="0cm" fo:margin-bottom="0cm" fo:line-height="0.564cm" fo:text-align="start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Quellcode_5f_Kommentar" style:display-name="SuS_Quellcode_Kommentar" style:family="graphic">
      <style:paragraph-properties style:text-autospace="none"/>
      <style:text-properties fo:color="#808080" fo:language="en" fo:country="GB"/>
    </style:style>
    <style:style style:name="SuS_5f_Bold" style:display-name="SuS_Bold" style:family="graphic">
      <style:paragraph-properties style:text-autospace="none"/>
      <style:text-properties fo:font-weight="bold" style:font-weight-asian="bold" style:font-weight-complex="bold"/>
    </style:style>
    <style:style style:name="SuS_5f_Link" style:display-name="SuS_Link" style:family="graphic">
      <style:paragraph-properties style:text-autospace="none"/>
      <style:text-properties style:text-underline-style="solid" style:text-underline-width="auto" style:text-underline-color="font-color" style:text-underline-mode="skip-white-space" style:text-overline-mode="skip-white-space" style:text-line-through-mode="skip-white-space"/>
    </style:style>
    <style:style style:name="SuS_5f_Kapitälchen" style:display-name="SuS_Kapitälchen" style:family="graphic">
      <style:paragraph-properties style:text-autospace="none"/>
    </style:style>
    <style:style style:name="SuS_5f_Kursiv" style:display-name="SuS_Kursiv" style:family="graphic">
      <style:paragraph-properties style:text-autospace="none"/>
      <style:text-properties fo:font-style="italic" style:font-style-asian="italic" style:font-style-complex="italic"/>
    </style:style>
    <style:style style:name="SuS_5f_Rezensent" style:display-name="SuS_Rezensent" style:family="graphic">
      <style:paragraph-properties fo:margin-left="0cm" fo:margin-right="0cm" fo:margin-top="0cm" fo:margin-bottom="0cm" fo:line-height="0.564cm" fo:text-align="end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SuS_5f_Interview_5f_Antwort" style:display-name="SuS_Interview_Antwort" style:family="graphic">
      <style:paragraph-properties fo:margin-left="0cm" fo:margin-right="0cm" fo:margin-top="0cm" fo:margin-bottom="0cm" fo:line-height="0.564cm" fo:text-align="start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Interview_5f_Frage" style:display-name="SuS_Interview_Frage" style:family="graphic">
      <style:paragraph-properties fo:margin-left="0cm" fo:margin-right="0cm" fo:margin-top="0cm" fo:margin-bottom="0cm" fo:line-height="0.564cm" fo:text-align="start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S_5f_Autor_5f_Kurzbiografie" style:display-name="SuS_Autor_Kurzbiografie" style:family="graphic">
      <style:paragraph-properties fo:margin-left="0cm" fo:margin-right="0cm" fo:margin-top="0cm" fo:margin-bottom="0cm" fo:line-height="0.56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SuS_5f_Kastentext_5f_Aufzaehlung_5f_nummeriert" style:display-name="SuS_Kastentext_Aufzaehlung_nummeriert" style:family="graphic">
      <style:paragraph-properties fo:margin-left="1.111cm" fo:margin-right="0cm" fo:margin-top="0cm" fo:margin-bottom="0cm" fo:line-height="0.529cm" fo:text-align="start" fo:text-indent="-1.111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Kastentext" style:display-name="SuS_Kastentext" style:family="graphic">
      <style:paragraph-properties fo:margin-left="0cm" fo:margin-right="0cm" fo:margin-top="0cm" fo:margin-bottom="0cm" fo:line-height="0.529cm" fo:text-align="start" fo:text-indent="1.235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Aufzaehlung_5f_nummeriert" style:display-name="SuS_Aufzaehlung_nummeriert" style:family="graphic">
      <style:paragraph-properties fo:margin-left="0cm" fo:margin-right="0cm" fo:margin-top="0cm" fo:margin-bottom="0cm" fo:line-height="0.564cm" fo:text-align="start" fo:text-indent="0cm" style:text-autospace="none" style:writing-mode="lr-tb">
        <style:tab-stops>
          <style:tab-stop style:position="1.11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Bilddateiname" style:display-name="SuS_Bilddateiname" style:family="graphic">
      <style:paragraph-properties fo:margin-left="0cm" fo:margin-right="0cm" fo:margin-top="0cm" fo:margin-bottom="0cm" fo:line-height="0.494cm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Interview_5f_Zitat" style:display-name="SuS_Interview_Zitat" style:family="graphic">
      <style:paragraph-properties fo:margin-left="0cm" fo:margin-right="0cm" fo:margin-top="0.746cm" fo:margin-bottom="0.746cm" fo:line-height="0.564cm" fo:text-align="start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de" fo:country="DE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S_5f_Links_5f_und_5f_Literatur_5f_Text" style:display-name="SuS_Links_und_Literatur_Text" style:family="graphic">
      <style:paragraph-properties fo:margin-left="0cm" fo:margin-right="0cm" fo:margin-top="0cm" fo:margin-bottom="0cm" fo:line-height="0.529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Kastentext_5f_Aufzaehlung_5f_gegliedert" style:display-name="SuS_Kastentext_Aufzaehlung_gegliedert" style:family="graphic">
      <style:paragraph-properties fo:margin-left="0cm" fo:margin-right="0cm" fo:margin-top="0cm" fo:margin-bottom="0cm" fo:line-height="0.529cm" fo:text-align="start" fo:text-indent="1.235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Kasten_5f_Absatzheadline" style:display-name="SuS_Kasten_Absatzheadline" style:family="graphic">
      <style:paragraph-properties fo:margin-left="0cm" fo:margin-right="0cm" fo:margin-top="0.497cm" fo:margin-bottom="0cm" fo:line-height="0.529cm" fo:text-align="start" fo:text-indent="1.235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S_5f_Bild_2f_Tabellenunterschrift" style:display-name="SuS_Bild/Tabellenunterschrift" style:family="graphic">
      <style:paragraph-properties fo:margin-left="0cm" fo:margin-right="0cm" fo:margin-top="0cm" fo:margin-bottom="0cm" fo:line-height="0.49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Autorname" style:display-name="SuS_Autorname" style:family="graphic">
      <style:paragraph-properties fo:margin-left="0cm" fo:margin-right="0cm" fo:margin-top="0cm" fo:margin-bottom="0cm" fo:line-height="0.56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S_5f_Quellcode" style:display-name="SuS_Quellcode" style:family="graphic">
      <style:paragraph-properties fo:margin-left="0cm" fo:margin-right="0cm" fo:margin-top="0cm" fo:margin-bottom="0cm" fo:line-height="0.564cm" fo:text-align="start" fo:text-indent="1.235cm" style:text-autospace="none" style:writing-mode="lr-tb"/>
      <style:text-properties style:use-window-font-color="true" style:font-name="Courier2" fo:font-family="Courier, 'Courier New'" style:font-family-generic="modern" fo:font-size="8pt" fo:language="en" fo:country="US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Aufzaehlung_5f_gegliedert" style:display-name="SuS_Aufzaehlung_gegliedert" style:family="graphic">
      <style:paragraph-properties fo:margin-left="0cm" fo:margin-right="0cm" fo:margin-top="0cm" fo:margin-bottom="0cm" fo:line-height="0.564cm" fo:text-align="start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Headline" style:display-name="SuS_Headline" style:family="graphic">
      <style:paragraph-properties fo:margin-left="0cm" fo:margin-right="0cm" fo:margin-top="0cm" fo:margin-bottom="0cm" style:line-height-at-least="0.31cm" fo:text-align="start" fo:text-indent="1.235cm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Subhead1" style:display-name="SuS_Subhead1" style:family="graphic">
      <style:paragraph-properties fo:margin-left="0cm" fo:margin-right="0cm" fo:margin-top="0.374cm" fo:margin-bottom="0cm" fo:line-height="0.564cm" fo:text-align="start" fo:text-indent="1.235cm" style:text-autospace="none" style:writing-mode="lr-tb"/>
      <style:text-properties style:use-window-font-color="true" style:font-name="Arial1" fo:font-family="Arial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Subhead2" style:display-name="SuS_Subhead2" style:family="graphic">
      <style:paragraph-properties fo:margin-left="0cm" fo:margin-right="0cm" fo:margin-top="0cm" fo:margin-bottom="0.374cm" fo:line-height="0.56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Absatzheadline" style:display-name="SuS_Absatzheadline" style:family="graphic">
      <style:paragraph-properties fo:margin-left="0cm" fo:margin-right="0cm" fo:margin-top="0.746cm" fo:margin-bottom="0cm" fo:line-height="0.56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S_5f_Tabellentext" style:display-name="SuS_Tabellentext" style:family="graphic">
      <style:paragraph-properties fo:margin-left="0cm" fo:margin-right="0cm" fo:margin-top="0cm" fo:margin-bottom="0cm" fo:line-height="0.529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SuS_5f_Tabellenkopf" style:display-name="SuS_Tabellenkopf" style:family="graphic">
      <style:paragraph-properties fo:margin-left="0cm" fo:margin-right="0cm" fo:margin-top="0cm" fo:margin-bottom="0cm" fo:line-height="0.494cm" fo:text-align="start" fo:text-indent="1.235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S_5f_Kastenheadline" style:display-name="SuS_Kastenheadline" style:family="graphic">
      <style:paragraph-properties fo:margin-left="0cm" fo:margin-right="0cm" fo:margin-top="0cm" fo:margin-bottom="0cm" fo:line-height="0.494cm" fo:text-align="start" fo:text-indent="1.235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S_5f_Links_5f_und_5f_Literatur_5f_Headline" style:display-name="SuS_Links_und_Literatur_Headline" style:family="graphic">
      <style:paragraph-properties fo:margin-left="0cm" fo:margin-right="0cm" fo:margin-top="0.746cm" fo:margin-bottom="0cm" fo:line-height="0.529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de" fo:country="D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112e27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112e27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112e2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112e2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112e2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112e2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112e2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112e2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112e27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112e27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112e27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DejaVu Sans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112e27"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112e27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112e27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112e27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112e27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112e27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12e27" style:text-outline="false" style:text-line-through-style="none" style:text-line-through-type="none" style:font-name="Arial" fo:font-family="Arial" style:font-family-generic="roman" style:font-pitch="variable" fo:font-size="6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112e27" draw:fill="none" draw:textarea-horizontal-align="center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style:font-name="Arial2" fo:font-size="12pt" fo:font-weight="bold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style:font-name="Arial2" fo:font-size="12pt" fo:font-weight="bold" style:font-size-asian="14pt" style:font-size-complex="14pt"/>
    </style:style>
    <style:style style:name="MP8" style:family="paragraph">
      <style:paragraph-properties fo:text-align="start"/>
      <style:text-properties fo:color="#999999" style:font-name="Arial2" fo:font-size="12pt" fo:font-weight="bold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12pt" fo:font-weight="bold" style:font-size-asian="14pt" style:font-size-complex="14pt"/>
    </style:style>
    <style:style style:name="MP10" style:family="paragraph">
      <style:paragraph-properties fo:text-align="end"/>
      <style:text-properties fo:color="#112e27" style:font-name="Arial2" fo:font-size="14pt" fo:font-weight="bold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112e27" style:font-name="Arial2" fo:font-size="14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12pt" fo:font-weight="bold" style:font-size-asian="14pt" style:font-weight-asian="bold" style:font-size-complex="14pt" style:font-weight-complex="bold"/>
    </style:style>
    <style:style style:name="MT3" style:family="text">
      <style:text-properties fo:color="#112e27" style:font-name="Arial2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230000031AF739A38C.png" xlink:type="simple" xlink:show="embed" xlink:actuate="onLoad">
          <text:p/>
        </draw:image>
      </draw:frame>
      <draw:frame presentation:style-name="Standard-title" draw:layer="backgroundobjects" svg:width="24.599cm" svg:height="2cm" svg:x="1.9cm" svg:y="2.8cm" presentation:class="title" presentation:placeholder="true">
        <draw:text-box/>
      </draw:frame>
      <draw:frame presentation:style-name="Standard-outline1" draw:layer="backgroundobjects" svg:width="24.599cm" svg:height="12.18cm" svg:x="1.9cm" svg:y="6cm" presentation:class="outline" presentation:placeholder="true">
        <draw:text-box/>
      </draw:frame>
      <draw:frame presentation:style-name="Mpr1" draw:text-style-name="MP7" draw:layer="backgroundobjects" svg:width="3.5cm" svg:height="0.579cm" svg:x="1.9cm" svg:y="18.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21cm" svg:height="0.579cm" svg:x="5.5cm" svg:y="18.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3.599cm" svg:height="0.579cm" svg:x="23.8cm" svg:y="20.1cm" presentation:class="page-number">
        <draw:text-box>
          <text:p text:style-name="MP10"><text:span text:style-name="MT3"><text:page-number>&lt;Foliennummer&gt;</text:page-number></text:span><text:span text:style-name="MT3">/</text:span><text:span text:style-name="MT3"><text:page-count>3</text:page-count></text:span></text:p>
        </draw:text-box>
      </draw:frame>
      <draw:line presentation:style-name="Mpr2" draw:text-style-name="MP5" draw:layer="backgroundobjects" svg:x1="2cm" svg:y1="5.1cm" svg:x2="26.5cm" svg:y2="5.1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nigMedia </meta:initial-creator>
    <meta:creation-date>2011-02-12T11:05:23</meta:creation-date>
    <meta:editing-duration>P1DT2H13M51S</meta:editing-duration>
    <meta:editing-cycles>886</meta:editing-cycles>
    <dc:date>2015-10-09T16:50:56.172062542</dc:date>
    <meta:generator>LibreOffice/4.4.2.2$Linux_X86_64 LibreOffice_project/40m0$Build-2</meta:generator>
    <meta:document-statistic meta:object-count="34"/>
  </office:meta>
</office:document-meta>
</file>